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127cm" fo:padding-right="0.127cm" fo:wrap-option="wrap"/>
    </style:style>
    <style:style style:name="pr3" style:family="presentation" style:parent-style-name="Blank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0pt"/>
    </style:style>
    <style:style style:name="P6" style:family="paragraph">
      <style:text-properties fo:font-size="2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20pt" fo:letter-spacing="0.035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2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[Your name]&#10;[Title of your term paper]" draw:style-name="dp1" draw:master-page-name="Blank" presentation:presentation-page-layout-name="AL1T0">
        <draw:frame draw:name="Rectangle 2" presentation:style-name="pr1" draw:text-style-name="P2" draw:layer="layout" svg:width="25.433cm" svg:height="2.565cm" svg:x="0cm" svg:y="0.466cm" presentation:class="title" presentation:user-transformed="true">
          <draw:text-box>
            <text:p text:style-name="P1"><text:span text:style-name="T1">Ettore CIprian</text:span><text:span text:style-name="T1"><text:line-break/></text:span><text:span text:style-name="T1">Can the internet forget about you?</text:span></text:p>
          </draw:text-box>
        </draw:frame>
        <draw:frame draw:name="Rectangle 3" presentation:style-name="pr2" draw:text-style-name="P5" draw:layer="layout" svg:width="26.599cm" svg:height="17.499cm" svg:x="0cm" svg:y="3.509cm" presentation:class="outline" presentation:user-transformed="true">
          <draw:text-box>
            <text:list text:style-name="L2">
              <text:list-item>
                <text:p text:style-name="P3"><text:span text:style-name="T2">I: <text:s/>Introduction: </text:span><text:span text:style-name="T3">How are social media dealing with our data: is it possible to revoke the subscription completely from the most common accounts (Facebook, Google, Instagram, Twitter) ? </text:span></text:p>
              </text:list-item>
              <text:list-item>
                <text:p text:style-name="P4"><text:span text:style-name="T2">R.Q.:</text:span><text:span text:style-name="T3"> </text:span><text:span text:style-name="T4">Can a digital representation (social media accounts in general, e-mails..) of a person be completely deleted from the Internet? What is preserved?</text:span></text:p>
              </text:list-item>
              <text:list-item>
                <text:p text:style-name="P4"><text:span text:style-name="T2">Theory: </text:span><text:span text:style-name="T3">Data Privacy, Media Literacy, Social Marketing</text:span></text:p>
                <text:p text:style-name="P4"><text:span text:style-name="T2">Material:</text:span><text:span text:style-name="T3"> I will set up an email on Gmail and then use it to create other acccounts (Facebook, Twitter, Instagram, Amazon and others), in order to create a complete digital person. After that, I will try to delete everything I have posted and verify each service policy and which data is still public or not. 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2">II:</text:span><text:span text:style-name="T3"> </text:span><text:span text:style-name="T2">Analysis: </text:span><text:span text:style-name="T3">[Description/Analysis of the material]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III: Discussion</text:span><text:span text:style-name="T3"> [What did you find? Don’t forget the theory]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IV: Conclusion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V: References: </text:span><text:span text:style-name="T3">http://justdelete.me/</text:span></text:p>
              </text:list-item>
              <text:list-item>
                <text:p text:style-name="P4"><text:span text:style-name="T2">VI: Format: </text:span><text:span text:style-name="T3">Webpage or presentation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line draw:name="Straight Connector 6" draw:style-name="Mgr3" draw:text-style-name="MP4" draw:layer="backgroundobjects" drawooo:display="printer" svg:x1="1.749cm" svg:y1="5.33cm" svg:x2="1.749cm" svg:y2="2.53cm">
        <text:p/>
      </draw:line>
      <draw:frame draw:name="Date Placeholder 1" presentation:style-name="Mpr4" draw:text-style-name="MP6" draw:layer="backgroundobjects" svg:width="4.946cm" svg:height="0.839cm" svg:x="2.352cm" svg:y="19.813cm" presentation:class="date-time" presentation:user-transformed="true">
        <draw:text-box>
          <text:p text:style-name="MP5"><text:span text:style-name="MT2"><text:date style:data-style-name="D1" text:date-value="2015-04-15">4/15/15</text:date></text:span></text:p>
        </draw:text-box>
      </draw:frame>
      <draw:frame draw:name="Footer Placeholder 2" presentation:style-name="Mpr4" draw:text-style-name="MP6" draw:layer="backgroundobjects" svg:width="13.552cm" svg:height="0.839cm" svg:x="11.121cm" svg:y="19.813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2.234cm" svg:height="0.839cm" svg:x="24.889cm" svg:y="19.81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tore </meta:initial-creator>
    <meta:creation-date>2015-04-03T17:45:26.641587394</meta:creation-date>
    <dc:date>2015-04-15T16:33:51.110685841</dc:date>
    <dc:creator>ettore </dc:creator>
    <meta:editing-duration>PT49M43S</meta:editing-duration>
    <meta:editing-cycles>19</meta:editing-cycles>
    <meta:generator>LibreOffice/4.2.7.2$Linux_X86_64 LibreOffice_project/420m0$Build-2</meta:generator>
    <meta:document-statistic meta:object-count="37"/>
  </office:meta>
</office:document-meta>
</file>